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2000002DF41112E29131CF1D9.png" manifest:media-type="image/png"/>
  <manifest:file-entry manifest:full-path="Pictures/10000201000003680000024F89397CD614EDE4EE.png" manifest:media-type="image/png"/>
  <manifest:file-entry manifest:full-path="Pictures/10000201000002F2000002CD1F314F7FCACC46DD.png" manifest:media-type="image/png"/>
  <manifest:file-entry manifest:full-path="Pictures/100002010000033E000000C34A540376B14B2D86.png" manifest:media-type="image/png"/>
  <manifest:file-entry manifest:full-path="Pictures/10000201000004840000031269D5D39793C57F96.png" manifest:media-type="image/png"/>
  <manifest:file-entry manifest:full-path="Pictures/100002010000038A000000C3248D1048940342C5.png" manifest:media-type="image/png"/>
  <manifest:file-entry manifest:full-path="Pictures/10000201000002060000011DA2483C8E8A59E651.png" manifest:media-type="image/png"/>
  <manifest:file-entry manifest:full-path="Pictures/100002010000033E000000C3B43DC7FE786FD05A.png" manifest:media-type="image/png"/>
  <manifest:file-entry manifest:full-path="Pictures/10000201000001020000004BF77E837B17D36676.png" manifest:media-type="image/png"/>
  <manifest:file-entry manifest:full-path="Pictures/1000020100000158000000E79370C414941C47A7.png" manifest:media-type="image/png"/>
  <manifest:file-entry manifest:full-path="Pictures/1000020100000106000000FED3A202B08AC0EA29.png" manifest:media-type="image/png"/>
  <manifest:file-entry manifest:full-path="Pictures/100002010000033E000001D1DE3539EE9871B4FE.png" manifest:media-type="image/png"/>
  <manifest:file-entry manifest:full-path="Pictures/100002010000014D000000D593B0CA800AE35DEF.png" manifest:media-type="image/png"/>
  <manifest:file-entry manifest:full-path="Pictures/10000201000001050000013A8E4D207DDFB1E970.png" manifest:media-type="image/png"/>
  <manifest:file-entry manifest:full-path="Pictures/10000201000003C0000002A61CBE5A0F971929F4.png" manifest:media-type="image/png"/>
  <manifest:file-entry manifest:full-path="Pictures/100002010000011B0000007BCA03FDC6BF08683D.png" manifest:media-type="image/png"/>
  <manifest:file-entry manifest:full-path="Pictures/1000000000000020000000204B249CA79A42C6D7.png" manifest:media-type="image/png"/>
  <manifest:file-entry manifest:full-path="Pictures/10000201000000DA000001C17C58EFD7623919EC.png" manifest:media-type="image/png"/>
  <manifest:file-entry manifest:full-path="Pictures/1000020100000141000000D1AB32599D097A5166.png" manifest:media-type="image/png"/>
  <manifest:file-entry manifest:full-path="Pictures/100002010000015E000000C34FE346CEA2FDC4AD.png" manifest:media-type="image/png"/>
  <manifest:file-entry manifest:full-path="Pictures/1000000000000CEC000009B1DBB261B62DB9ED98.png" manifest:media-type="image/png"/>
  <manifest:file-entry manifest:full-path="Pictures/1000020100000104000000FCB6061229754916BB.png" manifest:media-type="image/png"/>
  <manifest:file-entry manifest:full-path="Pictures/1000020100000217000000E7D83BC08325EA06A9.png" manifest:media-type="image/png"/>
  <manifest:file-entry manifest:full-path="Pictures/10000201000001750000004DE772FABFDFDFE8AF.png" manifest:media-type="image/png"/>
  <manifest:file-entry manifest:full-path="Pictures/1000020100000132000000D41562576D48C5F69F.png" manifest:media-type="image/png"/>
  <manifest:file-entry manifest:full-path="Pictures/100002010000020000000200A1E82FF1343FE8E0.png" manifest:media-type="image/png"/>
  <manifest:file-entry manifest:full-path="Pictures/10000201000001140000012894874B4451B08C0B.png" manifest:media-type="image/png"/>
  <manifest:file-entry manifest:full-path="Pictures/10000201000000C30000008FC5DDD4C8CBCCD64D.png" manifest:media-type="image/png"/>
  <manifest:file-entry manifest:full-path="Pictures/1000020100000177000000CFFE19373DCA615DA1.png" manifest:media-type="image/png"/>
  <manifest:file-entry manifest:full-path="Pictures/100002010000010A00000021192F6DCDAA7119D6.png" manifest:media-type="image/png"/>
  <manifest:file-entry manifest:full-path="Pictures/1000020100000252000000D5614E9E3B8F38AEE8.png" manifest:media-type="image/png"/>
  <manifest:file-entry manifest:full-path="Pictures/10000201000000B60000011232B6FFEB8FBF7A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20%" draw:blue="0%" fo:clip="rect(2.202cm, 0cm, 0cm, 0cm)" draw:image-opacity="8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20%" draw:blue="0%" fo:clip="rect(2.202cm, 0cm, 0cm, 0cm)" draw:image-opacity="20%" style:mirror="none"/>
    </style:style>
    <style:style style:name="gr4" style:family="graphic" style:parent-style-name="standard">
      <style:graphic-properties svg:stroke-color="#000000" draw:fill-color="#ce181e" draw:textarea-horizontal-align="justify" draw:textarea-vertical-align="middle" draw:auto-grow-height="false" fo:min-height="2.58cm" fo:min-width="2.33cm"/>
    </style:style>
    <style:style style:name="gr5" style:family="graphic" style:parent-style-name="standard">
      <style:graphic-properties svg:stroke-color="#000000" draw:fill-color="#ce181e" draw:textarea-horizontal-align="justify" draw:textarea-vertical-align="middle" draw:auto-grow-height="false" fo:min-height="0.45cm" fo:min-width="3.98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-color="#407927" draw:textarea-horizontal-align="justify" draw:textarea-vertical-align="middle" draw:auto-grow-height="false" fo:min-height="0.195cm" fo:min-width="0.246cm"/>
    </style:style>
    <style:style style:name="gr9" style:family="graphic" style:parent-style-name="Объект_20_без_20_заливки_20_и_20_линий">
      <style:graphic-properties draw:textarea-vertical-align="middle" draw:color-mode="mono" draw:luminance="0%" draw:contrast="0%" draw:gamma="100%" draw:red="60%" draw:green="0%" draw:blue="0%" fo:clip="rect(0cm, 0cm, 0cm, 0cm)" draw:image-opacity="90%" style:mirror="none"/>
    </style:style>
    <style:style style:name="gr10" style:family="graphic" style:parent-style-name="standard">
      <style:graphic-properties svg:stroke-color="#610506" draw:fill-color="#ce181e" draw:textarea-horizontal-align="justify" draw:textarea-vertical-align="middle" draw:auto-grow-height="false" fo:min-height="0.195cm" fo:min-width="0.7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-color="#407927" draw:textarea-horizontal-align="justify" draw:textarea-vertical-align="middle" draw:auto-grow-height="false" fo:min-height="0.195cm" fo:min-width="0.123cm"/>
    </style:style>
    <style:style style:name="gr13" style:family="graphic" style:parent-style-name="standard">
      <style:graphic-properties svg:stroke-color="#000000" draw:fill-color="#407927" draw:textarea-vertical-align="middle" draw:auto-grow-height="false" fo:min-height="1.15cm" fo:min-width="1.1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color="#000000" draw:fill-color="#407927" draw:textarea-horizontal-align="justify" draw:textarea-vertical-align="middle" draw:auto-grow-height="false" fo:min-height="0.541cm" fo:min-width="1.682cm"/>
    </style:style>
    <style:style style:name="pr1" style:family="presentation" style:parent-style-name="Impress-subtitle">
      <style:graphic-properties draw:fill-color="#ffffff" draw:auto-grow-height="true" fo:min-height="2.047cm"/>
    </style:style>
    <style:style style:name="pr2" style:family="presentation" style:parent-style-name="Impress-title">
      <style:graphic-properties draw:auto-grow-height="true" fo:min-height="3cm"/>
    </style:style>
    <style:style style:name="pr3" style:family="presentation" style:parent-style-name="Impress-subtitle">
      <style:graphic-properties draw:fill-color="#ffffff" draw:auto-grow-height="true" fo:min-height="0.677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Impress-title">
      <style:graphic-properties draw:fill="solid" draw:fill-color="#ffffff" draw:auto-grow-height="true" fo:min-height="1.314cm"/>
    </style:style>
    <style:style style:name="pr6" style:family="presentation" style:parent-style-name="Impress-subtitle">
      <style:graphic-properties draw:fill-color="#ffffff" draw:auto-grow-height="true" fo:min-height="1.717cm"/>
    </style:style>
    <style:style style:name="pr7" style:family="presentation" style:parent-style-name="Impress-title">
      <style:graphic-properties draw:auto-grow-height="true" fo:min-height="2.25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solid" draw:fill-color="#ffffff"/>
      <style:paragraph-properties fo:text-align="center"/>
      <style:text-properties fo:color="#ed1c24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-color="#ce181e"/>
      <style:paragraph-properties fo:text-align="center"/>
      <style:text-properties fo:color="#ffffff"/>
    </style:style>
    <style:style style:name="P9" style:family="paragraph">
      <loext:graphic-properties draw:fill-color="#ce181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407927"/>
      <style:paragraph-properties fo:text-align="center"/>
    </style:style>
    <style:style style:name="P13" style:family="paragraph"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solid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font-size="24pt"/>
    </style:style>
    <style:style style:name="T1" style:family="text">
      <style:text-properties fo:font-size="14pt" style:font-size-asian="11pt" style:font-size-complex="11pt"/>
    </style:style>
    <style:style style:name="T2" style:family="text">
      <style:text-properties fo:font-size="14pt" fo:language="en" fo:country="US" style:font-size-asian="11pt" style:font-size-complex="11pt"/>
    </style:style>
    <style:style style:name="T3" style:family="text">
      <style:text-properties fo:font-size="32pt" style:font-size-asian="16pt" style:font-size-complex="16pt"/>
    </style:style>
    <style:style style:name="T4" style:family="text">
      <style:text-properties fo:color="#ffffff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2.047cm" svg:x="2.2cm" svg:y="11.903cm" presentation:class="subtitle" presentation:user-transformed="true">
          <draw:text-box>
            <text:p text:style-name="P1">ЗАЩИТА ПРОЕКТА</text:p>
            <text:p text:style-name="P1">JAVA. УГЛУБЛЕННОЕ ИЗУЧЕНИЕ</text:p>
          </draw:text-box>
        </draw:frame>
        <draw:frame presentation:style-name="pr2" draw:text-style-name="P3" draw:layer="layout" svg:width="11.475cm" svg:height="3cm" svg:x="8.263cm" svg:y="8.55cm" presentation:class="title" presentation:user-transformed="true">
          <draw:text-box>
            <text:p text:style-name="P3">FileCloudStorge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geekbrains.ru</text:span></text:p>
          </draw:text-box>
        </draw:frame>
        <draw:frame presentation:style-name="pr3" draw:text-style-name="P2" draw:layer="layout" svg:width="6.2cm" svg:height="0.677cm" svg:x="21.8cm" svg:y="14.85cm">
          <draw:text-box>
            <text:p text:style-name="P1"><text:span text:style-name="T2">author</text:span><text:span text:style-name="T1">: Antony.Glim</text:span></text:p>
          </draw:text-box>
        </draw:frame>
        <draw:frame presentation:style-name="pr3" draw:text-style-name="P2" draw:layer="layout" svg:width="3.4cm" svg:height="0.677cm" svg:x="12.3cm" svg:y="14.85cm">
          <draw:text-box>
            <text:p text:style-name="P1"><text:span text:style-name="T1">2019 г.</text:span></text:p>
          </draw:text-box>
        </draw:frame>
        <draw:frame draw:style-name="gr1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draw:style-name="gr3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draw:frame presentation:style-name="pr5" draw:text-style-name="P6" draw:layer="layout" svg:width="10.25cm" svg:height="1.314cm" svg:x="8.875cm" svg:y="0.243cm" presentation:class="title" presentation:user-transformed="true">
          <draw:text-box>
            <text:p text:style-name="P4"><text:span text:style-name="T3">ОБЩАЯ СХЕМА</text:span>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FileCloudStorge</text:span></text:p>
          </draw:text-box>
        </draw:frame>
        <draw:frame presentation:style-name="pr3" draw:text-style-name="P2" draw:layer="layout" svg:width="3.2cm" svg:height="0.677cm" svg:x="24.8cm" svg:y="14.85cm">
          <draw:text-box>
            <text:p text:style-name="P1"><text:span text:style-name="T2">slide</text:span><text:span text:style-name="T1"> 2</text:span></text:p>
          </draw:text-box>
        </draw:frame>
        <draw:frame presentation:style-name="pr6" draw:text-style-name="P2" draw:layer="layout" svg:width="9.5cm" svg:height="1.717cm" svg:x="9.25cm" svg:y="14.33cm">
          <draw:text-box>
            <text:p text:style-name="P1"><text:span text:style-name="T1">JAVA. УГЛУБЛЕННОЕ ИЗУЧЕНИЕ</text:span></text:p>
          </draw:text-box>
        </draw:frame>
        <draw:custom-shape draw:style-name="gr4" draw:text-style-name="P8" draw:layer="layout" svg:width="4cm" svg:height="4cm" svg:x="7.2cm" svg:y="4.199cm">
          <text:p text:style-name="P7"><text:span text:style-name="T4">Client</text:span></text:p>
          <text:p text:style-name="P7"><text:span text:style-name="T4">(I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4cm" svg:height="4cm" svg:x="16.8cm" svg:y="4.2cm">
          <text:p text:style-name="P7"><text:span text:style-name="T4">Server</text:span></text:p>
          <text:p text:style-name="P7"><text:span text:style-name="T4">(nett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5.6cm" svg:height="1.4cm" svg:x="11.2cm" svg:y="5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8" draw:layer="layout" svg:width="4cm" svg:height="4cm" svg:x="12cm" svg:y="9.2cm">
          <text:p text:style-name="P7"><text:span text:style-name="T4">Com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10.6cm" svg:y1="7.6cm" svg:x2="12.6cm" svg:y2="9.8cm">
          <text:p/>
        </draw:line>
        <draw:line draw:style-name="gr6" draw:text-style-name="P10" draw:layer="layout" svg:x1="17.4cm" svg:y1="7.6cm" svg:x2="15.4cm" svg:y2="9.8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0">
        <office:forms form:automatic-focus="false" form:apply-design-mode="false"/>
        <draw:frame draw:style-name="gr3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draw:frame presentation:style-name="pr5" draw:text-style-name="P6" draw:layer="layout" svg:width="6.1cm" svg:height="1.314cm" svg:x="10.95cm" svg:y="0.243cm" presentation:class="title" presentation:user-transformed="true">
          <draw:text-box>
            <text:p text:style-name="P4"><text:span text:style-name="T3">КЛИЕНТ</text:span>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FileCloudStorge</text:span></text:p>
          </draw:text-box>
        </draw:frame>
        <draw:frame presentation:style-name="pr3" draw:text-style-name="P2" draw:layer="layout" svg:width="3.2cm" svg:height="0.677cm" svg:x="24.8cm" svg:y="14.85cm">
          <draw:text-box>
            <text:p text:style-name="P1"><text:span text:style-name="T2">slide</text:span><text:span text:style-name="T1"> 3</text:span></text:p>
          </draw:text-box>
        </draw:frame>
        <draw:frame presentation:style-name="pr6" draw:text-style-name="P2" draw:layer="layout" svg:width="9.5cm" svg:height="1.717cm" svg:x="9.25cm" svg:y="14.33cm">
          <draw:text-box>
            <text:p text:style-name="P1"><text:span text:style-name="T1">JAVA. УГЛУБЛЕННОЕ ИЗУЧЕНИЕ</text:span></text:p>
          </draw:text-box>
        </draw:frame>
        <draw:frame draw:style-name="gr7" draw:text-style-name="P4" draw:layer="layout" svg:width="7.302cm" svg:height="7.831cm" svg:x="10.349cm" svg:y="2.569cm">
          <draw:image xlink:href="Pictures/10000201000001140000012894874B4451B08C0B.png" xlink:type="simple" xlink:show="embed" xlink:actuate="onLoad">
            <text:p/>
          </draw:image>
        </draw:frame>
        <draw:frame draw:style-name="gr7" draw:text-style-name="P4" draw:layer="layout" svg:width="9.101cm" svg:height="6.111cm" svg:x="18.4cm" svg:y="3.489cm">
          <draw:image xlink:href="Pictures/1000020100000158000000E79370C414941C47A7.png" xlink:type="simple" xlink:show="embed" xlink:actuate="onLoad">
            <text:p/>
          </draw:image>
        </draw:frame>
        <draw:frame draw:style-name="gr7" draw:text-style-name="P4" draw:layer="layout" svg:width="8.095cm" svg:height="5.608cm" svg:x="1.494cm" svg:y="4.192cm">
          <draw:image xlink:href="Pictures/1000020100000132000000D41562576D48C5F69F.png" xlink:type="simple" xlink:show="embed" xlink:actuate="onLoad">
            <text:p/>
          </draw:image>
        </draw:frame>
        <draw:frame draw:style-name="gr7" draw:text-style-name="P4" draw:layer="layout" svg:width="9.868cm" svg:height="2.036cm" svg:x="9.122cm" svg:y="11.124cm">
          <draw:image xlink:href="Pictures/10000201000001750000004DE772FABFDFDFE8AF.png" xlink:type="simple" xlink:show="embed" xlink:actuate="onLoad">
            <text:p/>
          </draw:image>
        </draw:frame>
        <draw:custom-shape draw:style-name="gr8" draw:text-style-name="P12" draw:layer="layout" svg:width="0.951cm" svg:height="0.799cm" draw:transform="rotate (3.13653119875901) translate (10.35cm 7.202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0.951cm" svg:height="0.799cm" draw:transform="rotate (-0.0118682389135618) translate (17.61cm 6.384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0.951cm" svg:height="0.799cm" draw:transform="rotate (-1.5694000633933) translate (14.512cm 10.297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1.436cm" svg:height="1.436cm" svg:x="4.898cm" svg:y="0.406cm">
          <draw:image xlink:href="Pictures/100002010000020000000200A1E82FF1343FE8E0.png" xlink:type="simple" xlink:show="embed" xlink:actuate="onLoad">
            <text:p/>
          </draw:image>
        </draw:frame>
        <draw:frame draw:style-name="gr7" draw:text-style-name="P4" draw:layer="layout" svg:width="7.037cm" svg:height="0.872cm" svg:x="2.2cm" svg:y="2.6cm">
          <draw:image xlink:href="Pictures/100002010000010A00000021192F6DCDAA7119D6.png" xlink:type="simple" xlink:show="embed" xlink:actuate="onLoad">
            <text:p/>
          </draw:image>
        </draw:frame>
        <draw:custom-shape draw:style-name="gr8" draw:text-style-name="P12" draw:layer="layout" svg:width="0.951cm" svg:height="0.799cm" draw:transform="rotate (1.55404116597575) translate (5.185cm 4.387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599cm" svg:height="0.799cm" draw:transform="rotate (-1.56276781223572) translate (22.999cm 9.538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3.22cm" svg:height="4.849cm" svg:x="5.2cm" svg:y="10.151cm">
          <draw:image xlink:href="Pictures/10000201000000B60000011232B6FFEB8FBF7AC6.png" xlink:type="simple" xlink:show="embed" xlink:actuate="onLoad">
            <text:p/>
          </draw:image>
        </draw:frame>
        <draw:custom-shape draw:style-name="gr8" draw:text-style-name="P12" draw:layer="layout" svg:width="0.951cm" svg:height="0.799cm" draw:transform="rotate (3.13653119875901) translate (9.196cm 12.592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0.951cm" svg:height="0.799cm" draw:transform="rotate (1.55404116597575) translate (5.185cm 2.721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599cm" svg:height="0.799cm" draw:transform="rotate (1.56608393781451) translate (23.21cm 11.137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3.406cm" svg:height="1.038cm" svg:x="21.394cm" svg:y="11.4cm">
          <draw:text-box>
            <text:p text:style-name="P13"><text:span text:style-name="T5">СЕРВЕ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office:forms form:automatic-focus="false" form:apply-design-mode="false"/>
        <draw:frame draw:style-name="gr3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draw:frame draw:style-name="gr7" draw:text-style-name="P4" draw:layer="layout" svg:width="7.343cm" svg:height="3.19cm" svg:x="10.257cm" svg:y="6.947cm">
          <draw:image xlink:href="Pictures/100002010000011B0000007BCA03FDC6BF08683D.png" xlink:type="simple" xlink:show="embed" xlink:actuate="onLoad">
            <text:p/>
          </draw:image>
        </draw:frame>
        <draw:frame presentation:style-name="pr5" draw:text-style-name="P6" draw:layer="layout" svg:width="5.25cm" svg:height="1.314cm" svg:x="11.375cm" svg:y="0.243cm" presentation:class="title" presentation:user-transformed="true">
          <draw:text-box>
            <text:p text:style-name="P4"><text:span text:style-name="T3">СЕРВЕР</text:span>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FileCloudStorge</text:span></text:p>
          </draw:text-box>
        </draw:frame>
        <draw:frame presentation:style-name="pr3" draw:text-style-name="P2" draw:layer="layout" svg:width="3.2cm" svg:height="0.677cm" svg:x="24.8cm" svg:y="14.85cm">
          <draw:text-box>
            <text:p text:style-name="P1"><text:span text:style-name="T2">slide</text:span><text:span text:style-name="T1"> 4</text:span></text:p>
          </draw:text-box>
        </draw:frame>
        <draw:frame presentation:style-name="pr6" draw:text-style-name="P2" draw:layer="layout" svg:width="9.5cm" svg:height="1.717cm" svg:x="9.25cm" svg:y="14.33cm">
          <draw:text-box>
            <text:p text:style-name="P1"><text:span text:style-name="T1">JAVA. УГЛУБЛЕННОЕ ИЗУЧЕНИЕ</text:span></text:p>
          </draw:text-box>
        </draw:frame>
        <draw:frame draw:style-name="gr9" draw:text-style-name="P4" draw:layer="layout" svg:width="1.436cm" svg:height="1.436cm" svg:x="4.99cm" svg:y="0.406cm">
          <draw:image xlink:href="Pictures/100002010000020000000200A1E82FF1343FE8E0.png" xlink:type="simple" xlink:show="embed" xlink:actuate="onLoad">
            <text:p/>
          </draw:image>
        </draw:frame>
        <draw:custom-shape draw:style-name="gr10" draw:text-style-name="P9" draw:layer="layout" svg:width="1.599cm" svg:height="0.799cm" draw:transform="rotate (-1.56276781223572) translate (22.999cm 11.2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599cm" svg:height="0.799cm" draw:transform="rotate (1.56608393781451) translate (23.21cm 12.799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3.351cm" svg:height="1.038cm" svg:x="21.394cm" svg:y="13.062cm">
          <draw:text-box>
            <text:p text:style-name="P13"><text:span text:style-name="T5">КЛИЕНТ</text:span></text:p>
          </draw:text-box>
        </draw:frame>
        <draw:frame draw:style-name="gr7" draw:text-style-name="P4" draw:layer="layout" svg:width="8.492cm" svg:height="5.529cm" svg:x="1.2cm" svg:y="9.321cm">
          <draw:image xlink:href="Pictures/1000020100000141000000D1AB32599D097A5166.png" xlink:type="simple" xlink:show="embed" xlink:actuate="onLoad">
            <text:p/>
          </draw:image>
        </draw:frame>
        <draw:frame draw:style-name="gr7" draw:text-style-name="P4" draw:layer="layout" svg:width="9.6cm" svg:height="5.299cm" svg:x="18.2cm" svg:y="5.901cm">
          <draw:image xlink:href="Pictures/1000020100000177000000CFFE19373DCA615DA1.png" xlink:type="simple" xlink:show="embed" xlink:actuate="onLoad">
            <text:p/>
          </draw:image>
        </draw:frame>
        <draw:custom-shape draw:style-name="gr12" draw:text-style-name="P12" draw:layer="layout" svg:width="0.795cm" svg:height="0.799cm" draw:transform="rotate (-0.0118682389135618) translate (17.539cm 8.192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6.931cm" svg:height="6.719cm" svg:x="2.217cm" svg:y="1.775cm">
          <draw:image xlink:href="Pictures/1000020100000106000000FED3A202B08AC0EA29.png" xlink:type="simple" xlink:show="embed" xlink:actuate="onLoad">
            <text:p/>
          </draw:image>
        </draw:frame>
        <draw:custom-shape draw:style-name="gr8" draw:text-style-name="P12" draw:layer="layout" svg:width="0.951cm" svg:height="0.799cm" draw:transform="rotate (1.55404116597575) translate (5.043cm 9.369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.6cm" svg:height="1.4cm" svg:x="9.6cm" svg:y="10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0">
        <office:forms form:automatic-focus="false" form:apply-design-mode="false"/>
        <draw:frame draw:style-name="gr3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draw:frame presentation:style-name="pr5" draw:text-style-name="P6" draw:layer="layout" svg:width="5.25cm" svg:height="1.314cm" svg:x="11.375cm" svg:y="0.243cm" presentation:class="title" presentation:user-transformed="true">
          <draw:text-box>
            <text:p text:style-name="P4"><text:span text:style-name="T3">ОБЩИЕ</text:span>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FileCloudStorge</text:span></text:p>
          </draw:text-box>
        </draw:frame>
        <draw:frame presentation:style-name="pr3" draw:text-style-name="P2" draw:layer="layout" svg:width="3.2cm" svg:height="0.677cm" svg:x="24.8cm" svg:y="14.85cm">
          <draw:text-box>
            <text:p text:style-name="P1"><text:span text:style-name="T2">slide</text:span><text:span text:style-name="T1"> 5</text:span></text:p>
          </draw:text-box>
        </draw:frame>
        <draw:frame presentation:style-name="pr6" draw:text-style-name="P2" draw:layer="layout" svg:width="9.5cm" svg:height="1.717cm" svg:x="9.25cm" svg:y="14.33cm">
          <draw:text-box>
            <text:p text:style-name="P1"><text:span text:style-name="T1">JAVA. УГЛУБЛЕННОЕ ИЗУЧЕНИЕ</text:span></text:p>
          </draw:text-box>
        </draw:frame>
        <draw:frame draw:style-name="gr7" draw:text-style-name="P4" draw:layer="layout" svg:width="6.878cm" svg:height="6.667cm" svg:x="3.6cm" svg:y="2.6cm">
          <draw:image xlink:href="Pictures/1000020100000104000000FCB6061229754916BB.png" xlink:type="simple" xlink:show="embed" xlink:actuate="onLoad">
            <text:p/>
          </draw:image>
        </draw:frame>
        <draw:frame draw:style-name="gr7" draw:text-style-name="P4" draw:layer="layout" svg:width="5.158cm" svg:height="3.783cm" svg:x="4.2cm" svg:y="9.817cm">
          <draw:image xlink:href="Pictures/10000201000000C30000008FC5DDD4C8CBCCD64D.png" xlink:type="simple" xlink:show="embed" xlink:actuate="onLoad">
            <text:p/>
          </draw:image>
        </draw:frame>
        <draw:frame draw:style-name="gr7" draw:text-style-name="P4" draw:layer="layout" svg:width="5.767cm" svg:height="11.879cm" svg:x="11.117cm" svg:y="2.2cm">
          <draw:image xlink:href="Pictures/10000201000000DA000001C17C58EFD7623919EC.png" xlink:type="simple" xlink:show="embed" xlink:actuate="onLoad">
            <text:p/>
          </draw:image>
        </draw:frame>
        <draw:frame draw:style-name="gr7" draw:text-style-name="P4" draw:layer="layout" svg:width="6.905cm" svg:height="8.307cm" svg:x="17.6cm" svg:y="2.693cm">
          <draw:image xlink:href="Pictures/10000201000001050000013A8E4D207DDFB1E970.png" xlink:type="simple" xlink:show="embed" xlink:actuate="onLoad">
            <text:p/>
          </draw:image>
        </draw:frame>
        <draw:frame draw:style-name="gr7" draw:text-style-name="P4" draw:layer="layout" svg:width="6.825cm" svg:height="1.983cm" svg:x="17.6cm" svg:y="11.617cm">
          <draw:image xlink:href="Pictures/10000201000001020000004BF77E837B17D366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1T0">
        <office:forms form:automatic-focus="false" form:apply-design-mode="false"/>
        <draw:frame draw:style-name="gr3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draw:frame presentation:style-name="pr5" draw:text-style-name="P6" draw:layer="layout" svg:width="10.525cm" svg:height="1.314cm" svg:x="8.738cm" svg:y="0.243cm" presentation:class="title" presentation:user-transformed="true">
          <draw:text-box>
            <text:p text:style-name="P4"><text:span text:style-name="T3">ПОДКЛЮЧЕНИЕ</text:span>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FileCloudStorge</text:span></text:p>
          </draw:text-box>
        </draw:frame>
        <draw:frame presentation:style-name="pr3" draw:text-style-name="P2" draw:layer="layout" svg:width="3.2cm" svg:height="0.677cm" svg:x="24.8cm" svg:y="14.85cm">
          <draw:text-box>
            <text:p text:style-name="P1"><text:span text:style-name="T2">slide</text:span><text:span text:style-name="T1"> 6</text:span></text:p>
          </draw:text-box>
        </draw:frame>
        <draw:frame presentation:style-name="pr6" draw:text-style-name="P2" draw:layer="layout" svg:width="9.5cm" svg:height="1.717cm" svg:x="9.25cm" svg:y="14.33cm">
          <draw:text-box>
            <text:p text:style-name="P1"><text:span text:style-name="T1">JAVA. УГЛУБЛЕННОЕ ИЗУЧЕНИЕ</text:span></text:p>
          </draw:text-box>
        </draw:frame>
        <draw:frame draw:style-name="gr7" draw:text-style-name="P4" draw:layer="layout" svg:width="8.81cm" svg:height="5.635cm" svg:x="3.2cm" svg:y="3.4cm">
          <draw:image xlink:href="Pictures/100002010000014D000000D593B0CA800AE35DEF.png" xlink:type="simple" xlink:show="embed" xlink:actuate="onLoad">
            <text:p/>
          </draw:image>
        </draw:frame>
        <draw:frame draw:style-name="gr7" draw:text-style-name="P4" draw:layer="layout" svg:width="13.704cm" svg:height="7.54cm" svg:x="12.8cm" svg:y="2.4cm">
          <draw:image xlink:href="Pictures/10000201000002060000011DA2483C8E8A59E651.png" xlink:type="simple" xlink:show="embed" xlink:actuate="onLoad">
            <text:p/>
          </draw:image>
        </draw:frame>
        <draw:frame draw:style-name="gr7" draw:text-style-name="P4" draw:layer="layout" svg:width="23.97cm" svg:height="5.158cm" svg:x="2.015cm" svg:y="9.8cm">
          <draw:image xlink:href="Pictures/100002010000038A000000C3248D1048940342C5.png" xlink:type="simple" xlink:show="embed" xlink:actuate="onLoad">
            <text:p/>
          </draw:image>
        </draw:frame>
        <draw:frame draw:style-name="gr11" draw:text-style-name="P14" draw:layer="layout" svg:width="3.406cm" svg:height="1.038cm" svg:x="12.297cm" svg:y="9.562cm">
          <draw:text-box>
            <text:p text:style-name="P13"><text:span text:style-name="T5">СЕРВЕР</text:span></text:p>
          </draw:text-box>
        </draw:frame>
        <draw:frame draw:style-name="gr14" draw:text-style-name="P15" draw:layer="layout" svg:width="3.351cm" svg:height="1.038cm" svg:x="12.325cm" svg:y="2.162cm">
          <draw:text-box>
            <text:p text:style-name="P13"><text:span text:style-name="T5">КЛИЕНТ</text:span></text:p>
          </draw:text-box>
        </draw:frame>
        <draw:custom-shape draw:style-name="gr15" draw:text-style-name="P12" draw:layer="layout" svg:width="2.783cm" svg:height="1.423cm" draw:transform="rotate (-0.0118682389135618) translate (11.018cm 5.4cm)">
          <text:p/>
          <draw:enhanced-geometry svg:viewBox="0 0 21600 21600" draw:text-areas="0 ?f0 ?f5 ?f2" draw:type="right-arrow" draw:modifiers="13190.2294596595 4802.392821535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0">
        <office:forms form:automatic-focus="false" form:apply-design-mode="false"/>
        <draw:frame draw:style-name="gr3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draw:frame presentation:style-name="pr5" draw:text-style-name="P6" draw:layer="layout" svg:width="10.725cm" svg:height="1.314cm" svg:x="8.875cm" svg:y="0.243cm" presentation:class="title" presentation:user-transformed="true">
          <draw:text-box>
            <text:p text:style-name="P4"><text:span text:style-name="T3">ГЛАВНОЕ МЕНЮ</text:span>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FileCloudStorge</text:span></text:p>
          </draw:text-box>
        </draw:frame>
        <draw:frame presentation:style-name="pr3" draw:text-style-name="P2" draw:layer="layout" svg:width="3.2cm" svg:height="0.677cm" svg:x="24.8cm" svg:y="14.85cm">
          <draw:text-box>
            <text:p text:style-name="P1"><text:span text:style-name="T2">slide</text:span><text:span text:style-name="T1"> 7</text:span></text:p>
          </draw:text-box>
        </draw:frame>
        <draw:frame presentation:style-name="pr6" draw:text-style-name="P2" draw:layer="layout" svg:width="9.5cm" svg:height="1.717cm" svg:x="9.25cm" svg:y="14.33cm">
          <draw:text-box>
            <text:p text:style-name="P1"><text:span text:style-name="T1">JAVA. УГЛУБЛЕННОЕ ИЗУЧЕНИЕ</text:span></text:p>
          </draw:text-box>
        </draw:frame>
        <draw:frame draw:style-name="gr7" draw:text-style-name="P4" draw:layer="layout" svg:width="23.163cm" svg:height="15.749cm" svg:x="2.419cm" svg:y="0.001cm">
          <draw:image xlink:href="Pictures/10000201000004840000031269D5D39793C57F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>
        <office:forms form:automatic-focus="false" form:apply-design-mode="false"/>
        <draw:frame draw:style-name="gr3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draw:frame presentation:style-name="pr5" draw:text-style-name="P6" draw:layer="layout" svg:width="15.925cm" svg:height="1.314cm" svg:x="6.038cm" svg:y="0.243cm" presentation:class="title" presentation:user-transformed="true">
          <draw:text-box>
            <text:p text:style-name="P4"><text:span text:style-name="T3">НЕКОТОРЫЕ КОМАНДЫ</text:span>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FileCloudStorge</text:span></text:p>
          </draw:text-box>
        </draw:frame>
        <draw:frame presentation:style-name="pr3" draw:text-style-name="P2" draw:layer="layout" svg:width="3.2cm" svg:height="0.677cm" svg:x="24.8cm" svg:y="14.85cm">
          <draw:text-box>
            <text:p text:style-name="P1"><text:span text:style-name="T2">slide</text:span><text:span text:style-name="T1"> 8</text:span></text:p>
          </draw:text-box>
        </draw:frame>
        <draw:frame presentation:style-name="pr6" draw:text-style-name="P2" draw:layer="layout" svg:width="9.5cm" svg:height="1.717cm" svg:x="9.25cm" svg:y="14.33cm">
          <draw:text-box>
            <text:p text:style-name="P1"><text:span text:style-name="T1">JAVA. УГЛУБЛЕННОЕ ИЗУЧЕНИЕ</text:span></text:p>
          </draw:text-box>
        </draw:frame>
        <draw:frame draw:style-name="gr7" draw:text-style-name="P4" draw:layer="layout" svg:width="21.957cm" svg:height="5.156cm" svg:x="3.022cm" svg:y="1.043cm">
          <draw:image xlink:href="Pictures/100002010000033E000000C3B43DC7FE786FD05A.png" xlink:type="simple" xlink:show="embed" xlink:actuate="onLoad">
            <text:p/>
          </draw:image>
        </draw:frame>
        <draw:frame draw:style-name="gr7" draw:text-style-name="P4" draw:layer="layout" svg:width="14.154cm" svg:height="6.111cm" svg:x="6.923cm" svg:y="4.6cm">
          <draw:image xlink:href="Pictures/1000020100000217000000E7D83BC08325EA06A9.png" xlink:type="simple" xlink:show="embed" xlink:actuate="onLoad">
            <text:p/>
          </draw:image>
        </draw:frame>
        <draw:frame draw:style-name="gr7" draw:text-style-name="P4" draw:layer="layout" svg:width="15.715cm" svg:height="5.635cm" svg:x="6.143cm" svg:y="9.2cm">
          <draw:image xlink:href="Pictures/1000020100000252000000D5614E9E3B8F38AE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>
        <office:forms form:automatic-focus="false" form:apply-design-mode="false"/>
        <draw:frame draw:style-name="gr3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draw:frame presentation:style-name="pr5" draw:text-style-name="P6" draw:layer="layout" svg:width="15.925cm" svg:height="1.314cm" svg:x="6.038cm" svg:y="0.243cm" presentation:class="title" presentation:user-transformed="true">
          <draw:text-box>
            <text:p text:style-name="P4"><text:span text:style-name="T3">НЕКОТОРЫЕ КОМАНДЫ</text:span>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FileCloudStorge</text:span></text:p>
          </draw:text-box>
        </draw:frame>
        <draw:frame presentation:style-name="pr3" draw:text-style-name="P2" draw:layer="layout" svg:width="3.2cm" svg:height="0.677cm" svg:x="24.8cm" svg:y="14.85cm">
          <draw:text-box>
            <text:p text:style-name="P1"><text:span text:style-name="T2">slide</text:span><text:span text:style-name="T1"> 9</text:span></text:p>
          </draw:text-box>
        </draw:frame>
        <draw:frame presentation:style-name="pr6" draw:text-style-name="P2" draw:layer="layout" svg:width="9.5cm" svg:height="1.717cm" svg:x="9.25cm" svg:y="14.33cm">
          <draw:text-box>
            <text:p text:style-name="P1"><text:span text:style-name="T1">JAVA. УГЛУБЛЕННОЕ ИЗУЧЕНИЕ</text:span></text:p>
          </draw:text-box>
        </draw:frame>
        <draw:frame draw:style-name="gr7" draw:text-style-name="P4" draw:layer="layout" svg:width="21.959cm" svg:height="5.158cm" svg:x="3.021cm" svg:y="3.453cm">
          <draw:image xlink:href="Pictures/100002010000033E000000C34A540376B14B2D86.png" xlink:type="simple" xlink:show="embed" xlink:actuate="onLoad">
            <text:p/>
          </draw:image>
        </draw:frame>
        <draw:frame draw:style-name="gr7" draw:text-style-name="P4" draw:layer="layout" svg:width="9.259cm" svg:height="5.158cm" svg:x="9.371cm" svg:y="8.463cm">
          <draw:image xlink:href="Pictures/100002010000015E000000C34FE346CEA2FDC4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0">
        <office:forms form:automatic-focus="false" form:apply-design-mode="false"/>
        <draw:frame draw:style-name="gr3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draw:frame presentation:style-name="pr5" draw:text-style-name="P6" draw:layer="layout" svg:width="7.325cm" svg:height="1.314cm" svg:x="10.338cm" svg:y="0.243cm" presentation:class="title" presentation:user-transformed="true">
          <draw:text-box>
            <text:p text:style-name="P4"><text:span text:style-name="T3">ПЕРЕДАЧА</text:span>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FileCloudStorge</text:span></text:p>
          </draw:text-box>
        </draw:frame>
        <draw:frame presentation:style-name="pr3" draw:text-style-name="P2" draw:layer="layout" svg:width="3.2cm" svg:height="0.677cm" svg:x="24.8cm" svg:y="14.85cm">
          <draw:text-box>
            <text:p text:style-name="P1"><text:span text:style-name="T2">slide</text:span><text:span text:style-name="T1"> 10</text:span></text:p>
          </draw:text-box>
        </draw:frame>
        <draw:frame presentation:style-name="pr6" draw:text-style-name="P2" draw:layer="layout" svg:width="9.5cm" svg:height="1.717cm" svg:x="9.25cm" svg:y="14.33cm">
          <draw:text-box>
            <text:p text:style-name="P1"><text:span text:style-name="T1">JAVA. УГЛУБЛЕННОЕ ИЗУЧЕНИЕ</text:span></text:p>
          </draw:text-box>
        </draw:frame>
        <draw:frame draw:style-name="gr7" draw:text-style-name="P4" draw:layer="layout" svg:width="14.2cm" svg:height="10.066cm" svg:x="14cm" svg:y="3.734cm">
          <draw:image xlink:href="Pictures/100002010000033E000001D1DE3539EE9871B4FE.png" xlink:type="simple" xlink:show="embed" xlink:actuate="onLoad">
            <text:p/>
          </draw:image>
        </draw:frame>
        <draw:frame draw:style-name="gr7" draw:text-style-name="P4" draw:layer="layout" svg:width="13.914cm" svg:height="13.232cm" svg:x="1cm" svg:y="2.168cm">
          <draw:image xlink:href="Pictures/10000201000002F2000002CD1F314F7FCACC46DD.png" xlink:type="simple" xlink:show="embed" xlink:actuate="onLoad">
            <text:p/>
          </draw:image>
        </draw:frame>
        <draw:frame draw:style-name="gr14" draw:text-style-name="P15" draw:layer="layout" svg:width="3.351cm" svg:height="1.038cm" svg:x="6.2cm" svg:y="1.8cm">
          <draw:text-box>
            <text:p text:style-name="P13"><text:span text:style-name="T5">КЛИЕНТ</text:span></text:p>
          </draw:text-box>
        </draw:frame>
        <draw:frame draw:style-name="gr14" draw:text-style-name="P15" draw:layer="layout" svg:width="3.406cm" svg:height="1.038cm" svg:x="19.4cm" svg:y="3.162cm">
          <draw:text-box>
            <text:p text:style-name="P13"><text:span text:style-name="T5">СЕРВЕ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1T0">
        <office:forms form:automatic-focus="false" form:apply-design-mode="false"/>
        <draw:frame draw:style-name="gr3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draw:frame presentation:style-name="pr5" draw:text-style-name="P6" draw:layer="layout" svg:width="7.325cm" svg:height="1.314cm" svg:x="10.338cm" svg:y="0.243cm" presentation:class="title" presentation:user-transformed="true">
          <draw:text-box>
            <text:p text:style-name="P4"><text:span text:style-name="T3">ПРИЕМ</text:span>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FileCloudStorge</text:span></text:p>
          </draw:text-box>
        </draw:frame>
        <draw:frame presentation:style-name="pr3" draw:text-style-name="P2" draw:layer="layout" svg:width="3.2cm" svg:height="0.677cm" svg:x="24.8cm" svg:y="14.85cm">
          <draw:text-box>
            <text:p text:style-name="P1"><text:span text:style-name="T2">slide</text:span><text:span text:style-name="T1"> 11</text:span></text:p>
          </draw:text-box>
        </draw:frame>
        <draw:frame presentation:style-name="pr6" draw:text-style-name="P2" draw:layer="layout" svg:width="9.5cm" svg:height="1.717cm" svg:x="9.25cm" svg:y="14.33cm">
          <draw:text-box>
            <text:p text:style-name="P1"><text:span text:style-name="T1">JAVA. УГЛУБЛЕННОЕ ИЗУЧЕНИЕ</text:span></text:p>
          </draw:text-box>
        </draw:frame>
        <draw:frame draw:style-name="gr14" draw:text-style-name="P15" draw:layer="layout" svg:width="3.351cm" svg:height="1.038cm" svg:x="6.129cm" svg:y="3.082cm">
          <draw:text-box>
            <text:p text:style-name="P13"><text:span text:style-name="T5">КЛИЕНТ</text:span></text:p>
          </draw:text-box>
        </draw:frame>
        <draw:frame draw:style-name="gr14" draw:text-style-name="P15" draw:layer="layout" svg:width="3.406cm" svg:height="1.038cm" svg:x="20.323cm" svg:y="2.244cm">
          <draw:text-box>
            <text:p text:style-name="P13"><text:span text:style-name="T5">СЕРВЕР</text:span></text:p>
          </draw:text-box>
        </draw:frame>
        <draw:frame draw:style-name="gr7" draw:text-style-name="P4" draw:layer="layout" svg:width="15.531cm" svg:height="10.526cm" svg:x="0.729cm" svg:y="3.882cm">
          <draw:image xlink:href="Pictures/10000201000003680000024F89397CD614EDE4EE.png" xlink:type="simple" xlink:show="embed" xlink:actuate="onLoad">
            <text:p/>
          </draw:image>
        </draw:frame>
        <draw:frame draw:style-name="gr7" draw:text-style-name="P4" draw:layer="layout" svg:width="12.72cm" svg:height="12.4cm" svg:x="15.529cm" svg:y="2.882cm">
          <draw:image xlink:href="Pictures/10000201000002F2000002DF41112E29131CF1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0">
        <office:forms form:automatic-focus="false" form:apply-design-mode="false"/>
        <draw:frame draw:style-name="gr3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FileCloudStorge</text:span></text:p>
          </draw:text-box>
        </draw:frame>
        <draw:frame presentation:style-name="pr3" draw:text-style-name="P2" draw:layer="layout" svg:width="3.2cm" svg:height="0.677cm" svg:x="24.8cm" svg:y="14.85cm">
          <draw:text-box>
            <text:p text:style-name="P1"><text:span text:style-name="T2">slide</text:span><text:span text:style-name="T1"> 12</text:span></text:p>
          </draw:text-box>
        </draw:frame>
        <draw:frame presentation:style-name="pr6" draw:text-style-name="P2" draw:layer="layout" svg:width="9.5cm" svg:height="1.717cm" svg:x="9.25cm" svg:y="14.33cm">
          <draw:text-box>
            <text:p text:style-name="P1"><text:span text:style-name="T1">JAVA. УГЛУБЛЕННОЕ ИЗУЧЕНИЕ</text:span></text:p>
          </draw:text-box>
        </draw:frame>
        <draw:frame presentation:style-name="pr7" draw:text-style-name="P3" draw:layer="layout" svg:width="24.6cm" svg:height="2.25cm" svg:x="1.7cm" svg:y="9cm" presentation:class="title" presentation:user-transformed="true">
          <draw:text-box>
            <text:p text:style-name="P4">ДЕМОНСТРАЦИЯ РАБОТЫ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>
        <draw:frame presentation:style-name="pr1" draw:text-style-name="P2" draw:layer="layout" svg:width="23.8cm" svg:height="2.047cm" svg:x="2.1cm" svg:y="11.903cm" presentation:class="subtitle" presentation:user-transformed="true">
          <draw:text-box>
            <text:p text:style-name="P16">ВОПРОСЫ</text:p>
          </draw:text-box>
        </draw:frame>
        <draw:frame presentation:style-name="pr7" draw:text-style-name="P3" draw:layer="layout" svg:width="24.6cm" svg:height="2.25cm" svg:x="1.7cm" svg:y="9cm" presentation:class="title" presentation:user-transformed="true">
          <draw:text-box>
            <text:p text:style-name="P4">СПАСИБО ЗА ВНИМАНИЕ</text:p>
          </draw:text-box>
        </draw:frame>
        <draw:frame presentation:style-name="pr3" draw:text-style-name="P2" draw:layer="layout" svg:width="4.8cm" svg:height="0.677cm" svg:x="0cm" svg:y="14.85cm">
          <draw:text-box>
            <text:p text:style-name="P1"><text:span text:style-name="T1">geekbrains.ru</text:span></text:p>
          </draw:text-box>
        </draw:frame>
        <draw:frame presentation:style-name="pr3" draw:text-style-name="P2" draw:layer="layout" svg:width="6.2cm" svg:height="0.677cm" svg:x="21.8cm" svg:y="14.85cm">
          <draw:text-box>
            <text:p text:style-name="P1"><text:span text:style-name="T2">author</text:span><text:span text:style-name="T1">: Antony.Glim</text:span></text:p>
          </draw:text-box>
        </draw:frame>
        <draw:frame presentation:style-name="pr3" draw:text-style-name="P2" draw:layer="layout" svg:width="3.4cm" svg:height="0.677cm" svg:x="12.3cm" svg:y="14.85cm">
          <draw:text-box>
            <text:p text:style-name="P1"><text:span text:style-name="T1">2019 г.</text:span></text:p>
          </draw:text-box>
        </draw:frame>
        <draw:frame draw:style-name="gr1" draw:text-style-name="P4" draw:layer="layout" svg:width="28cm" svg:height="8.55cm" svg:x="0cm" svg:y="0cm">
          <draw:image xlink:href="Pictures/10000201000003C0000002A61CBE5A0F971929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2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svg:stroke-color="#3465af" draw:fill="none" draw:fill-gradient-name="Gradient_20_2" draw:fill-hatch-name="Hatching_20_1" draw:fill-image-name="Bitmap_20_1" draw:opacity="28%" draw:shadow-opacity="28%"/>
      <style:paragraph-properties>
        <style:tab-stops/>
      </style:paragraph-properties>
      <style:text-properties fo:background-color="#ba131a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8.875cm" svg:height="1.086cm" svg:x="9.576cm" svg:y="14.346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5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5:49:18.764332448</meta:creation-date>
    <meta:editing-duration>PT2H21M50S</meta:editing-duration>
    <meta:editing-cycles>22</meta:editing-cycles>
    <meta:generator>LibreOffice/6.0.7.3$Linux_X86_64 LibreOffice_project/00m0$Build-3</meta:generator>
    <dc:title>Inspiration</dc:title>
    <dc:date>2019-05-18T21:45:27.907591390</dc:date>
    <meta:document-statistic meta:object-count="185"/>
  </office:meta>
</office:document-meta>
</file>